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027">
            <text:p>LY-8027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6415.0">
            <text:p>6415.0</text:p>
          </table:table-cell>
          <table:table-cell office:value-type="float" office:value="45.0">
            <text:p>45.0</text:p>
          </table:table-cell>
          <table:table-cell office:value-type="string" office:value="Mesophyllum sp">
            <text:p>Mesophyllum sp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6.699999999999999">
            <text:p>-6.69999999999999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023">
            <text:p>LY-8023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2886.0">
            <text:p>2886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6500000000000001">
            <text:p>-1.650000000000000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020_a">
            <text:p>LY-8020_a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3975.0">
            <text:p>397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370">
            <text:p>LY-8370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5000.0">
            <text:p>500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1">
            <text:p>-3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orhangeEtal2003,VacchiEtal2016">
            <text:p>MorhangeEtal2003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374">
            <text:p>LY-8374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3705.0">
            <text:p>3705.0</text:p>
          </table:table-cell>
          <table:table-cell office:value-type="float" office:value="45.0">
            <text:p>45.0</text:p>
          </table:table-cell>
          <table:table-cell office:value-type="string" office:value="Mesophyllum sp">
            <text:p>Mesophyllum sp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5050000000000001">
            <text:p>-1.505000000000000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218">
            <text:p>LY-8218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5986.0">
            <text:p>5986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1">
            <text:p>-5.5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446">
            <text:p>LY-8446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5450.0">
            <text:p>545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499999999999995">
            <text:p>-4.649999999999999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423">
            <text:p>LY-8423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4420.0">
            <text:p>4420.0</text:p>
          </table:table-cell>
          <table:table-cell office:value-type="float" office:value="45.0">
            <text:p>45.0</text:p>
          </table:table-cell>
          <table:table-cell office:value-type="string" office:value="Shell (Ostrea sp)">
            <text:p>Shell (Ostrea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665">
            <text:p>-1.66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06">
            <text:p>Sabatier_2010_06</text:p>
          </table:table-cell>
          <table:table-cell office:value-type="float" office:value="43.5">
            <text:p>43.5</text:p>
          </table:table-cell>
          <table:table-cell office:value-type="float" office:value="3.86">
            <text:p>3.86</text:p>
          </table:table-cell>
          <table:table-cell office:value-type="float" office:value="7175.0">
            <text:p>7175.0</text:p>
          </table:table-cell>
          <table:table-cell office:value-type="float" office:value="30.0">
            <text:p>30.0</text:p>
          </table:table-cell>
          <table:table-cell office:value-type="string" office:value="Shell (Abra sp)">
            <text:p>Shell (Abra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6.44">
            <text:p>-6.4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424">
            <text:p>LY-8424</text:p>
          </table:table-cell>
          <table:table-cell office:value-type="float" office:value="43.2">
            <text:p>43.2</text:p>
          </table:table-cell>
          <table:table-cell office:value-type="float" office:value="5.44">
            <text:p>5.44</text:p>
          </table:table-cell>
          <table:table-cell office:value-type="float" office:value="8905.0">
            <text:p>8905.0</text:p>
          </table:table-cell>
          <table:table-cell office:value-type="float" office:value="75.0">
            <text:p>75.0</text:p>
          </table:table-cell>
          <table:table-cell office:value-type="string" office:value="Mesophyllum sp">
            <text:p>Mesophyllum sp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7.0">
            <text:p>-3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artorettoEtal1995,LambeckBard2000,VacchiEtal2016">
            <text:p>SartorettoEtal1995,LambeckBard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447">
            <text:p>LY-8447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1220.0">
            <text:p>12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1999999999999997">
            <text:p>-0.1199999999999999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621">
            <text:p>LY-8621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4755.0">
            <text:p>475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5">
            <text:p>-3.0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670">
            <text:p>LY-8670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4770.0">
            <text:p>47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671">
            <text:p>LY-8671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6295.0">
            <text:p>62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3">
            <text:p>-6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681">
            <text:p>LY-8681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6580.0">
            <text:p>65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999999999999995">
            <text:p>-7.399999999999999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05">
            <text:p>Sabatier_2010_05</text:p>
          </table:table-cell>
          <table:table-cell office:value-type="float" office:value="43.5">
            <text:p>43.5</text:p>
          </table:table-cell>
          <table:table-cell office:value-type="float" office:value="3.86">
            <text:p>3.86</text:p>
          </table:table-cell>
          <table:table-cell office:value-type="float" office:value="3145.0">
            <text:p>314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11">
            <text:p>-2.1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731">
            <text:p>LY-8731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4585.0">
            <text:p>45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9008">
            <text:p>LY-9008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2965.0">
            <text:p>2965.0</text:p>
          </table:table-cell>
          <table:table-cell office:value-type="float" office:value="40.0">
            <text:p>40.0</text:p>
          </table:table-cell>
          <table:table-cell office:value-type="string" office:value="Shell (balanus sp)">
            <text:p>Shell (balanus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755">
            <text:p>-0.75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11">
            <text:p>Sabatier_2010_11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3735.0">
            <text:p>373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10">
            <text:p>Sabatier_2010_10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3425.0">
            <text:p>342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2999999999999998">
            <text:p>-1.299999999999999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09">
            <text:p>Sabatier_2010_09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3185.0">
            <text:p>318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900000000000001">
            <text:p>-0.590000000000000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08">
            <text:p>Sabatier_2010_08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1950.0">
            <text:p>1950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600000000000001">
            <text:p>-0.360000000000000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07">
            <text:p>Sabatier_2010_07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2185.0">
            <text:p>218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0.31999999999999995">
            <text:p>0.3199999999999999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12">
            <text:p>Sabatier_2010_12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4995.0">
            <text:p>499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32">
            <text:p>-2.3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13">
            <text:p>Sabatier_2010_13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5675.0">
            <text:p>567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7608">
            <text:p>LY-7608</text:p>
          </table:table-cell>
          <table:table-cell office:value-type="float" office:value="43.47">
            <text:p>43.47</text:p>
          </table:table-cell>
          <table:table-cell office:value-type="float" office:value="5.16">
            <text:p>5.16</text:p>
          </table:table-cell>
          <table:table-cell office:value-type="float" office:value="5480.0">
            <text:p>5480.0</text:p>
          </table:table-cell>
          <table:table-cell office:value-type="float" office:value="60.0">
            <text:p>60.0</text:p>
          </table:table-cell>
          <table:table-cell office:value-type="string" office:value="Shell debris (bittium reticulatum)">
            <text:p>Shell debris (bittium reticul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-2.1">
            <text:p>-2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rovansalEtal1998,VacchiEtal2016">
            <text:p>ProvansalEtal1998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7862">
            <text:p>LY-7862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3520.0">
            <text:p>35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499999999999997">
            <text:p>-2.449999999999999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98">
            <text:p>LGQ-798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1200.0">
            <text:p>120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97">
            <text:p>LGQ-797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540.0">
            <text:p>54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73">
            <text:p>LGQ-773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810.0">
            <text:p>81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70">
            <text:p>LGQ-770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2900.0">
            <text:p>290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69">
            <text:p>LGQ-769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1590.0">
            <text:p>159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8">
            <text:p>-0.4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68">
            <text:p>LGQ-768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2530.0">
            <text:p>253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5">
            <text:p>-0.8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67">
            <text:p>LGQ-767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3370.0">
            <text:p>3370.0</text:p>
          </table:table-cell>
          <table:table-cell office:value-type="float" office:value="140.0">
            <text:p>14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4000000000000001">
            <text:p>-1.400000000000000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66">
            <text:p>LGQ-766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3160.0">
            <text:p>316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65">
            <text:p>LGQ-765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3750.0">
            <text:p>375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64">
            <text:p>LGQ-764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2850.0">
            <text:p>285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95">
            <text:p>-0.9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63">
            <text:p>LGQ-763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3420.0">
            <text:p>342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61">
            <text:p>LGQ-761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3200.0">
            <text:p>320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60">
            <text:p>LGQ-760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3420.0">
            <text:p>3420.0</text:p>
          </table:table-cell>
          <table:table-cell office:value-type="float" office:value="130.0">
            <text:p>13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1064">
            <text:p>LGQ-1064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3990.0">
            <text:p>399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1059">
            <text:p>LGQ-1059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3750.0">
            <text:p>3750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5">
            <text:p>-2.9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1057">
            <text:p>LGQ-1057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3780.0">
            <text:p>378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899999999999998">
            <text:p>-2.989999999999999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1055">
            <text:p>LGQ-1055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3760.0">
            <text:p>376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799">
            <text:p>LGQ-799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510.0">
            <text:p>51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0000000000000004">
            <text:p>-0.3000000000000000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020">
            <text:p>LY-8020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3975.0">
            <text:p>397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800">
            <text:p>LGQ-800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1360.0">
            <text:p>136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01">
            <text:p>Sabatier_2010_01</text:p>
          </table:table-cell>
          <table:table-cell office:value-type="float" office:value="43.5">
            <text:p>43.5</text:p>
          </table:table-cell>
          <table:table-cell office:value-type="float" office:value="3.86">
            <text:p>3.86</text:p>
          </table:table-cell>
          <table:table-cell office:value-type="float" office:value="1055.0">
            <text:p>105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7860">
            <text:p>LY-7860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2120.0">
            <text:p>21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500000000000001">
            <text:p>-1.650000000000000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7679">
            <text:p>LY-7679</text:p>
          </table:table-cell>
          <table:table-cell office:value-type="float" office:value="43.47">
            <text:p>43.47</text:p>
          </table:table-cell>
          <table:table-cell office:value-type="float" office:value="5.16">
            <text:p>5.16</text:p>
          </table:table-cell>
          <table:table-cell office:value-type="float" office:value="3500.0">
            <text:p>3500.0</text:p>
          </table:table-cell>
          <table:table-cell office:value-type="float" office:value="55.0">
            <text:p>55.0</text:p>
          </table:table-cell>
          <table:table-cell office:value-type="string" office:value="Shell debris (bittium reticulatum)">
            <text:p>Shell debris (bittium reticul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rovansalEtal1998,VacchiEtal2016">
            <text:p>ProvansalEtal1998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7592">
            <text:p>LY-7592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4085.0">
            <text:p>40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7591">
            <text:p>LY-7591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2100.0">
            <text:p>21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000000000000001">
            <text:p>-1.400000000000000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7081">
            <text:p>LY-7081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5135.0">
            <text:p>513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7071">
            <text:p>LY-7071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4220.0">
            <text:p>4220.0</text:p>
          </table:table-cell>
          <table:table-cell office:value-type="float" office:value="45.0">
            <text:p>4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7000000000000002">
            <text:p>-1.700000000000000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MorhangeEtal2003,VacchiEtal2016">
            <text:p>MorhangeEtal2003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5249">
            <text:p>LY-5249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3735.0">
            <text:p>373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364">
            <text:p>LY-364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5600.0">
            <text:p>56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2">
            <text:p>-5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210_OxA">
            <text:p>LY-210_OxA</text:p>
          </table:table-cell>
          <table:table-cell office:value-type="float" office:value="43.47">
            <text:p>43.47</text:p>
          </table:table-cell>
          <table:table-cell office:value-type="float" office:value="5.16">
            <text:p>5.16</text:p>
          </table:table-cell>
          <table:table-cell office:value-type="float" office:value="2835.0">
            <text:p>2835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000000000000001">
            <text:p>-0.600000000000000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rovansalEtal1998,VacchiEtal2016">
            <text:p>ProvansalEtal1998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1496">
            <text:p>LY-1496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4450.0">
            <text:p>445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1494">
            <text:p>LY-1494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2260.0">
            <text:p>226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999999999999997">
            <text:p>-2.199999999999999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1493">
            <text:p>LY-1493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2240.0">
            <text:p>224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5">
            <text:p>-2.1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_906">
            <text:p>LGQ_906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650.0">
            <text:p>650.0</text:p>
          </table:table-cell>
          <table:table-cell office:value-type="float" office:value="30.0">
            <text:p>30.0</text:p>
          </table:table-cell>
          <table:table-cell office:value-type="string" office:value="Shell (balanus sp)">
            <text:p>Shell (balanus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45">
            <text:p>-0.2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802">
            <text:p>LGQ-802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670.0">
            <text:p>67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1000000000000002">
            <text:p>-0.2100000000000000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04">
            <text:p>Sabatier_2010_04</text:p>
          </table:table-cell>
          <table:table-cell office:value-type="float" office:value="43.5">
            <text:p>43.5</text:p>
          </table:table-cell>
          <table:table-cell office:value-type="float" office:value="3.86">
            <text:p>3.86</text:p>
          </table:table-cell>
          <table:table-cell office:value-type="float" office:value="2100.0">
            <text:p>2100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03">
            <text:p>Sabatier_2010_03</text:p>
          </table:table-cell>
          <table:table-cell office:value-type="float" office:value="43.5">
            <text:p>43.5</text:p>
          </table:table-cell>
          <table:table-cell office:value-type="float" office:value="3.86">
            <text:p>3.86</text:p>
          </table:table-cell>
          <table:table-cell office:value-type="float" office:value="1645.0">
            <text:p>164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23">
            <text:p>-1.2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Sabatier_2010_02">
            <text:p>Sabatier_2010_02</text:p>
          </table:table-cell>
          <table:table-cell office:value-type="float" office:value="43.5">
            <text:p>43.5</text:p>
          </table:table-cell>
          <table:table-cell office:value-type="float" office:value="3.86">
            <text:p>3.86</text:p>
          </table:table-cell>
          <table:table-cell office:value-type="float" office:value="1285.0">
            <text:p>128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0000000000000004">
            <text:p>-0.3000000000000000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abatierEtal2010,VacchiEtal2016">
            <text:p>Sabatier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GQ-801">
            <text:p>LGQ-801</text:p>
          </table:table-cell>
          <table:table-cell office:value-type="float" office:value="43.16">
            <text:p>43.16</text:p>
          </table:table-cell>
          <table:table-cell office:value-type="float" office:value="5.58">
            <text:p>5.58</text:p>
          </table:table-cell>
          <table:table-cell office:value-type="float" office:value="960.0">
            <text:p>960.0</text:p>
          </table:table-cell>
          <table:table-cell office:value-type="float" office:value="120.0">
            <text:p>120.0</text:p>
          </table:table-cell>
          <table:table-cell office:value-type="string" office:value="L. byssoides">
            <text:p>L. byssoide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borelEtal1994,VacchiEtal2016">
            <text:p>LaborelEtal1994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MC-1168">
            <text:p>MC-1168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10230.0">
            <text:p>1023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6.1">
            <text:p>-36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LY-8150">
            <text:p>LY-8150</text:p>
          </table:table-cell>
          <table:table-cell office:value-type="float" office:value="43.45">
            <text:p>43.45</text:p>
          </table:table-cell>
          <table:table-cell office:value-type="float" office:value="4.89">
            <text:p>4.89</text:p>
          </table:table-cell>
          <table:table-cell office:value-type="float" office:value="4825.0">
            <text:p>482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VellaProvansal2000,VacchiEtal2016">
            <text:p>VellaProvansal200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MC-697_A">
            <text:p>MC-697_A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2220.0">
            <text:p>2220.0</text:p>
          </table:table-cell>
          <table:table-cell office:value-type="float" office:value="80.0">
            <text:p>80.0</text:p>
          </table:table-cell>
          <table:table-cell office:value-type="string" office:value="Shell (balanus sp)">
            <text:p>Shell (balanus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75">
            <text:p>-0.3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MC-979">
            <text:p>MC-979</text:p>
          </table:table-cell>
          <table:table-cell office:value-type="float" office:value="43.5">
            <text:p>43.5</text:p>
          </table:table-cell>
          <table:table-cell office:value-type="float" office:value="3.9">
            <text:p>3.9</text:p>
          </table:table-cell>
          <table:table-cell office:value-type="float" office:value="9800.0">
            <text:p>9800.0</text:p>
          </table:table-cell>
          <table:table-cell office:value-type="float" office:value="180.0">
            <text:p>180.0</text:p>
          </table:table-cell>
          <table:table-cell office:value-type="string" office:value="Peat fragments">
            <text:p>Peat frag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200000000000003">
            <text:p>-26.20000000000000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loisiEtal1978,VacchiEtal2016">
            <text:p>AloisiEtal1978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Amorosi_2013_07">
            <text:p>Amorosi_2013_07</text:p>
          </table:table-cell>
          <table:table-cell office:value-type="float" office:value="43.45">
            <text:p>43.45</text:p>
          </table:table-cell>
          <table:table-cell office:value-type="float" office:value="4.38">
            <text:p>4.38</text:p>
          </table:table-cell>
          <table:table-cell office:value-type="float" office:value="9180.0">
            <text:p>9180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3.84">
            <text:p>-33.84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AmorosiEtal2013b,VacchiEtal2016">
            <text:p>AmorosiEtal2013b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Amorosi_2013_06">
            <text:p>Amorosi_2013_06</text:p>
          </table:table-cell>
          <table:table-cell office:value-type="float" office:value="43.45">
            <text:p>43.45</text:p>
          </table:table-cell>
          <table:table-cell office:value-type="float" office:value="4.38">
            <text:p>4.38</text:p>
          </table:table-cell>
          <table:table-cell office:value-type="float" office:value="10070.0">
            <text:p>10070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1.44">
            <text:p>-41.44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AmorosiEtal2013b,VacchiEtal2016">
            <text:p>AmorosiEtal2013b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archeological">
            <text:p>archeological</text:p>
          </table:table-cell>
          <table:table-cell office:value-type="string" office:value="Morhange_2001_04">
            <text:p>Morhange_2001_04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290.0">
            <text:p>290.0</text:p>
          </table:table-cell>
          <table:table-cell office:value-type="float" office:value="50.0">
            <text:p>50.0</text:p>
          </table:table-cell>
          <table:table-cell office:value-type="string" office:value="Shell (balanus sp) on ditch">
            <text:p>Shell (balanus sp) on ditc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45">
            <text:p>-0.24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MC-2017">
            <text:p>MC-2017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9260.0">
            <text:p>926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9.900000000000002">
            <text:p>-29.90000000000000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MC-1405">
            <text:p>MC-1405</text:p>
          </table:table-cell>
          <table:table-cell office:value-type="float" office:value="43.5">
            <text:p>43.5</text:p>
          </table:table-cell>
          <table:table-cell office:value-type="float" office:value="4.0">
            <text:p>4.0</text:p>
          </table:table-cell>
          <table:table-cell office:value-type="float" office:value="2270.0">
            <text:p>2270.0</text:p>
          </table:table-cell>
          <table:table-cell office:value-type="float" office:value="70.0">
            <text:p>70.0</text:p>
          </table:table-cell>
          <table:table-cell office:value-type="string" office:value="Shell (cardium sp)">
            <text:p>Shell (cardium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2">
            <text:p>-3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loisiEtal1978,VacchiEtal2016">
            <text:p>AloisiEtal1978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Amorosi_2013_05">
            <text:p>Amorosi_2013_05</text:p>
          </table:table-cell>
          <table:table-cell office:value-type="float" office:value="43.45">
            <text:p>43.45</text:p>
          </table:table-cell>
          <table:table-cell office:value-type="float" office:value="4.38">
            <text:p>4.38</text:p>
          </table:table-cell>
          <table:table-cell office:value-type="float" office:value="10120.0">
            <text:p>10120.0</text:p>
          </table:table-cell>
          <table:table-cell office:value-type="float" office:value="50.0">
            <text:p>50.0</text:p>
          </table:table-cell>
          <table:table-cell office:value-type="string" office:value="wood ">
            <text:p>wood 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33">
            <text:p>-43.33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AmorosiEtal2013b,VacchiEtal2016">
            <text:p>AmorosiEtal2013b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Amorosi_2013_04">
            <text:p>Amorosi_2013_04</text:p>
          </table:table-cell>
          <table:table-cell office:value-type="float" office:value="43.52">
            <text:p>43.52</text:p>
          </table:table-cell>
          <table:table-cell office:value-type="float" office:value="4.33">
            <text:p>4.33</text:p>
          </table:table-cell>
          <table:table-cell office:value-type="float" office:value="9240.0">
            <text:p>9240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1.700000000000003">
            <text:p>-31.70000000000000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morosiEtal2013b,VacchiEtal2016">
            <text:p>AmorosiEtal2013b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BETA-164694">
            <text:p>BETA-164694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2680.0">
            <text:p>268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MC-1404">
            <text:p>MC-1404</text:p>
          </table:table-cell>
          <table:table-cell office:value-type="float" office:value="43.5">
            <text:p>43.5</text:p>
          </table:table-cell>
          <table:table-cell office:value-type="float" office:value="4.0">
            <text:p>4.0</text:p>
          </table:table-cell>
          <table:table-cell office:value-type="float" office:value="1300.0">
            <text:p>1300.0</text:p>
          </table:table-cell>
          <table:table-cell office:value-type="float" office:value="60.0">
            <text:p>60.0</text:p>
          </table:table-cell>
          <table:table-cell office:value-type="string" office:value="Shell (cardium sp)">
            <text:p>Shell (cardium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4">
            <text:p>-2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loisiEtal1978,VacchiEtal2016">
            <text:p>AloisiEtal1978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MC-697_B">
            <text:p>MC-697_B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2290.0">
            <text:p>2290.0</text:p>
          </table:table-cell>
          <table:table-cell office:value-type="float" office:value="80.0">
            <text:p>80.0</text:p>
          </table:table-cell>
          <table:table-cell office:value-type="string" office:value="Shell (balanus sp)">
            <text:p>Shell (balanus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75">
            <text:p>-0.3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MC-1177">
            <text:p>MC-1177</text:p>
          </table:table-cell>
          <table:table-cell office:value-type="float" office:value="43.5">
            <text:p>43.5</text:p>
          </table:table-cell>
          <table:table-cell office:value-type="float" office:value="3.9">
            <text:p>3.9</text:p>
          </table:table-cell>
          <table:table-cell office:value-type="float" office:value="8700.0">
            <text:p>8700.0</text:p>
          </table:table-cell>
          <table:table-cell office:value-type="float" office:value="140.0">
            <text:p>140.0</text:p>
          </table:table-cell>
          <table:table-cell office:value-type="string" office:value="Shell remains">
            <text:p>Shell remain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3.7">
            <text:p>-23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loisiEtal1978,VacchiEtal2016">
            <text:p>AloisiEtal1978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BETA-167163">
            <text:p>BETA-167163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2950.0">
            <text:p>295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PB06-170">
            <text:p>PB06-170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1780.0">
            <text:p>1780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aynalEtal2010,VacchiEtal2016">
            <text:p>Raynal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archeological">
            <text:p>archeological</text:p>
          </table:table-cell>
          <table:table-cell office:value-type="string" office:value="Morhange_2001_01">
            <text:p>Morhange_2001_01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1500.0">
            <text:p>1500.0</text:p>
          </table:table-cell>
          <table:table-cell office:value-type="float" office:value="50.0">
            <text:p>50.0</text:p>
          </table:table-cell>
          <table:table-cell office:value-type="string" office:value="Shell (balanus sp) on Roman quay">
            <text:p>Shell (balanus sp) on Roman qua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75">
            <text:p>-0.3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POZ-3938">
            <text:p>POZ-3938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9760.0">
            <text:p>97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2.05">
            <text:p>-42.0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POZ-3937">
            <text:p>POZ-3937</text:p>
          </table:table-cell>
          <table:table-cell office:value-type="float" office:value="43.49">
            <text:p>43.49</text:p>
          </table:table-cell>
          <table:table-cell office:value-type="float" office:value="4.52">
            <text:p>4.52</text:p>
          </table:table-cell>
          <table:table-cell office:value-type="float" office:value="9580.0">
            <text:p>95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9.5">
            <text:p>-39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VellaEtal2005,VacchiEtal2016">
            <text:p>VellaEtal2005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archeological">
            <text:p>archeological</text:p>
          </table:table-cell>
          <table:table-cell office:value-type="string" office:value="Morhange_2001_02">
            <text:p>Morhange_2001_02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2475.0">
            <text:p>2475.0</text:p>
          </table:table-cell>
          <table:table-cell office:value-type="float" office:value="25.0">
            <text:p>25.0</text:p>
          </table:table-cell>
          <table:table-cell office:value-type="string" office:value="Shell (balanus sp) on Archaic quay">
            <text:p>Shell (balanus sp) on Archaic qua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MC-1176">
            <text:p>MC-1176</text:p>
          </table:table-cell>
          <table:table-cell office:value-type="float" office:value="43.5">
            <text:p>43.5</text:p>
          </table:table-cell>
          <table:table-cell office:value-type="float" office:value="3.9">
            <text:p>3.9</text:p>
          </table:table-cell>
          <table:table-cell office:value-type="float" office:value="8600.0">
            <text:p>8600.0</text:p>
          </table:table-cell>
          <table:table-cell office:value-type="float" office:value="140.0">
            <text:p>140.0</text:p>
          </table:table-cell>
          <table:table-cell office:value-type="string" office:value="Shell remains">
            <text:p>Shell remains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2.5">
            <text:p>-22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loisiEtal1978,VacchiEtal2016">
            <text:p>AloisiEtal1978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AR06-335">
            <text:p>AR06-335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5675.0">
            <text:p>567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7">
            <text:p>-3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aynalEtal2010,VacchiEtal2016">
            <text:p>Raynal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radiocarbon">
            <text:p>radiocarbon</text:p>
          </table:table-cell>
          <table:table-cell office:value-type="string" office:value="AR06-332">
            <text:p>AR06-332</text:p>
          </table:table-cell>
          <table:table-cell office:value-type="float" office:value="43.52">
            <text:p>43.52</text:p>
          </table:table-cell>
          <table:table-cell office:value-type="float" office:value="3.88">
            <text:p>3.88</text:p>
          </table:table-cell>
          <table:table-cell office:value-type="float" office:value="4995.0">
            <text:p>4995.0</text:p>
          </table:table-cell>
          <table:table-cell office:value-type="float" office:value="30.0">
            <text:p>3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aynalEtal2010,VacchiEtal2016">
            <text:p>RaynalEtal2010,VacchiEtal2016</text:p>
          </table:table-cell>
        </table:table-row>
        <table:table-row>
          <table:table-cell office:value-type="string" office:value="Camargue">
            <text:p>Camargue</text:p>
          </table:table-cell>
          <table:table-cell office:value-type="string" office:value="archeological">
            <text:p>archeological</text:p>
          </table:table-cell>
          <table:table-cell office:value-type="string" office:value="Morhange_2001_03">
            <text:p>Morhange_2001_03</text:p>
          </table:table-cell>
          <table:table-cell office:value-type="float" office:value="43.29">
            <text:p>43.29</text:p>
          </table:table-cell>
          <table:table-cell office:value-type="float" office:value="5.37">
            <text:p>5.37</text:p>
          </table:table-cell>
          <table:table-cell office:value-type="float" office:value="2475.0">
            <text:p>2475.0</text:p>
          </table:table-cell>
          <table:table-cell office:value-type="float" office:value="25.0">
            <text:p>25.0</text:p>
          </table:table-cell>
          <table:table-cell office:value-type="string" office:value="Shell (balanus sp) on wooden post of archaic period">
            <text:p>Shell (balanus sp) on wooden post of archaic perio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95">
            <text:p>-0.79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orhangeEtal2001,VacchiEtal2016">
            <text:p>MorhangeEtal2001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